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0625in"/>
    </style:style>
    <style:style style:name="co3" style:family="table-column">
      <style:table-column-properties fo:break-before="auto" style:column-width="3.125in"/>
    </style:style>
    <style:style style:name="co4" style:family="table-column">
      <style:table-column-properties fo:break-before="auto" style:column-width="2.46875in"/>
    </style:style>
    <style:style style:name="co5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3.833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Number of Incidents</text:p>
          </table:table-cell>
          <table:table-cell table:style-name="ce21" office:value-type="string">
            <text:p>Number of Injuries</text:p>
          </table:table-cell>
          <table:table-cell table:style-name="ce21" office:value-type="string">
            <text:p>Number of Fatalities</text:p>
          </table:table-cell>
          <table:table-cell table:style-name="ce21" office:value-type="string">
            <text:p>Amount of Property Damage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1">
            <text:p>21</text:p>
          </table:table-cell>
          <table:table-cell table:style-name="ce23" office:value-type="float" office:value="1054410">
            <text:p>$1,054,410.0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0">
            <text:p>20</text:p>
          </table:table-cell>
          <table:table-cell table:style-name="ce23" office:value-type="float" office:value="1209015">
            <text:p>$1,209,015.0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4">
            <text:p>14</text:p>
          </table:table-cell>
          <table:table-cell table:style-name="ce23" office:value-type="float" office:value="1857792">
            <text:p>$1,857,792.0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3">
            <text:p>23</text:p>
          </table:table-cell>
          <table:table-cell table:style-name="ce23" office:value-type="float" office:value="1151958">
            <text:p>$1,151,958.0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3">
            <text:p>13</text:p>
          </table:table-cell>
          <table:table-cell table:style-name="ce23" office:value-type="float" office:value="1001170">
            <text:p>$1,001,170.0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7">
            <text:p>17</text:p>
          </table:table-cell>
          <table:table-cell table:style-name="ce23" office:value-type="float" office:value="387668">
            <text:p>$387,668.0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5">
            <text:p>25</text:p>
          </table:table-cell>
          <table:table-cell table:style-name="ce23" office:value-type="float" office:value="907900">
            <text:p>$907,900.0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">
            <text:p>15</text:p>
          </table:table-cell>
          <table:table-cell table:style-name="ce23" office:value-type="float" office:value="1898499">
            <text:p>$1,898,499.0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1">
            <text:p>21</text:p>
          </table:table-cell>
          <table:table-cell table:style-name="ce23" office:value-type="float" office:value="1226360">
            <text:p>$1,226,360.0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4">
            <text:p>14</text:p>
          </table:table-cell>
          <table:table-cell table:style-name="ce23" office:value-type="float" office:value="476584">
            <text:p>$476,584.0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11])" office:value-type="string">
            <text:p>1242</text:p>
          </table:table-cell>
          <table:table-cell table:formula="oooc:=SUM([.C2:.C11])" office:value-type="string">
            <text:p>865</text:p>
          </table:table-cell>
          <table:table-cell table:formula="oooc:=SUM([.D2:.D11])" office:value-type="string">
            <text:p>183</text:p>
          </table:table-cell>
          <table:table-cell table:style-name="ce24" table:formula="oooc:=SUM([.E2:.E11])" office:value-type="string">
            <text:p>$11,171,356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